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3E40000010826E5EA32.png"/>
  <manifest:file-entry manifest:media-type="image/png" manifest:full-path="Pictures/100002010000020000000200F758295E.png"/>
  <manifest:file-entry manifest:media-type="image/png" manifest:full-path="Pictures/1000020100000258000002587E2B5F54.png"/>
  <manifest:file-entry manifest:media-type="image/jpeg" manifest:full-path="Pictures/100000000000012C0000010061517608.jpg"/>
  <manifest:file-entry manifest:media-type="image/jpeg" manifest:full-path="Pictures/10000000000002580000025887E04A32.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text-properties fo:font-size="14pt"/>
    </style:style>
    <style:style style:name="P3" style:family="paragraph">
      <style:text-properties fo:font-size="14pt" style:font-size-asian="14pt" style:font-size-complex="14pt"/>
    </style:style>
    <style:style style:name="T1" style:family="text">
      <style:text-properties fo:font-size="14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54cm" svg:height="2.54cm" svg:x="1.32cm" svg:y="4.81cm">
          <draw:image xlink:href="Pictures/1000020100000258000002587E2B5F54.png" xlink:type="simple" xlink:show="embed" xlink:actuate="onLoad">
            <text:p/>
          </draw:image>
        </draw:frame>
        <draw:frame draw:style-name="gr1" draw:text-style-name="P1" draw:layer="layout" svg:width="1.535cm" svg:height="1.31cm" svg:x="6.45cm" svg:y="4.81cm">
          <draw:image xlink:href="Pictures/100000000000012C0000010061517608.jpg" xlink:type="simple" xlink:show="embed" xlink:actuate="onLoad">
            <text:p/>
          </draw:image>
        </draw:frame>
        <draw:frame draw:style-name="gr1" draw:text-style-name="P1" draw:layer="layout" svg:width="5.236cm" svg:height="1.388cm" svg:x="19.894cm" svg:y="5.127cm">
          <draw:image xlink:href="Pictures/10000201000003E40000010826E5EA32.png" xlink:type="simple" xlink:show="embed" xlink:actuate="onLoad">
            <text:p/>
          </draw:image>
        </draw:frame>
        <draw:frame draw:style-name="gr1" draw:text-style-name="P1" draw:layer="layout" svg:width="2.54cm" svg:height="2.54cm" svg:x="12.965cm" svg:y="10.525cm">
          <draw:image xlink:href="Pictures/100002010000020000000200F758295E.png" xlink:type="simple" xlink:show="embed" xlink:actuate="onLoad">
            <text:p/>
          </draw:image>
        </draw:frame>
        <draw:frame draw:style-name="gr2" draw:text-style-name="P2" draw:layer="layout" svg:width="3.106cm" svg:height="0.802cm" svg:x="5.776cm" svg:y="6.496cm">
          <draw:text-box>
            <text:p text:style-name="P2"><text:span text:style-name="T1">WiFi Router</text:span></text:p>
          </draw:text-box>
        </draw:frame>
        <draw:custom-shape draw:style-name="gr3" draw:text-style-name="P1" draw:layer="layout" svg:width="1.27cm" svg:height="0.635cm" svg:x="4.175cm" svg:y="5.4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5.715cm" svg:height="3.81cm" svg:x="11.26cm" svg:y="3.97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27cm" svg:height="0.635cm" svg:x="9.055cm" svg:y="5.4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27cm" svg:height="0.635cm" svg:x="17.71cm" svg:y="5.4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0.635cm" svg:height="1.27cm" svg:x="13.835cm" svg:y="8.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3" draw:layer="layout" svg:width="2.585cm" svg:height="0.802cm" svg:x="1.342cm" svg:y="7.327cm">
          <draw:text-box>
            <text:p><text:span text:style-name="T2">ESP826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2580000025887E04A32.jpg" xlink:type="simple" xlink:show="embed" xlink:actuate="onLoad"/>
    <draw:fill-image draw:name="Bitmape_20_2" draw:display-name="Bitmape 2" xlink:href="Pictures/100000000000012C0000010061517608.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no Puder</meta:initial-creator>
    <meta:creation-date>2017-07-21T14:53:29</meta:creation-date>
    <dc:date>2017-07-21T19:46:00</dc:date>
    <dc:creator>Arno Puder</dc:creator>
    <meta:editing-duration>PT4H36M59S</meta:editing-duration>
    <meta:editing-cycles>2</meta:editing-cycles>
    <meta:generator>OpenOffice/4.1.3$Unix OpenOffice.org_project/413m1$Build-9783</meta:generator>
    <meta:document-statistic meta:object-count="11"/>
  </office:meta>
</office:document-meta>
</file>